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style>
    <style:style style:name="P3" style:family="paragraph" style:parent-style-name="Standard" style:master-page-name="Standard">
      <style:paragraph-properties fo:margin-left="0in" fo:margin-right="0in" fo:text-align="start" style:justify-single-word="false" fo:text-indent="0in" style:auto-text-indent="false" style:page-number="auto"/>
    </style:style>
    <style:style style:name="P4" style:family="paragraph" style:parent-style-name="Standard">
      <style:paragraph-properties fo:margin-left="0.5in" fo:margin-right="0in" fo:text-align="start" style:justify-single-word="false" fo:text-indent="-0.5in" style:auto-text-indent="false"/>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fo:font-style="italic" style:text-underline-style="none"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SaaS Passport Arbitration Add-On</text:span></text:p>
      <text:p text:style-name="P2"><text:span text:style-name="T2">Version 1.0.0-pre.2</text:span></text:p>
      <text:p text:style-name="P4"><text:span text:style-name="T1">1.</text:span><text:tab/><text:span text:style-name="T3">Arbitration</text:span><text:span text:style-name="T1">. Instead of bringing any Lawsuit in Provider's Local Courts, the parties agree to bring any Lawsuit to arbitration.</text:span></text:p>
      <text:p text:style-name="P4"><text:span text:style-name="T1">2.</text:span><text:tab/><text:span text:style-name="T3">Location</text:span><text:span text:style-name="T1">. Both sides agree to arbitrate in the for arbitration listed on the Rider. If the Rider does not say, the parties agree to arbitrate in the city nearest Provider's Given Address with an international, commercial airport.</text:span></text:p>
      <text:p text:style-name="P4"><text:span text:style-name="T1">3.</text:span><text:tab/><text:span text:style-name="T3">Arbitrator</text:span><text:span text:style-name="T1">. Both sides agree to arbitration administered by the arbitrator listed on the Rider. If the Rider does not say, both sides agree to arbitration administered by the arbitration organization based in the same country as the location for arbitration, by number of arbitrations per year, or if there is no such arbitrator, by the International Court of Arbitration.</text:span></text:p>
      <text:p text:style-name="P4"><text:span text:style-name="T1">4.</text:span><text:tab/><text:span text:style-name="T3">Rules</text:span><text:span text:style-name="T1">. Both sides agree to arbitrator selection and arbitration under the rules listed on the Rider. If the Rider does not say, both sides agree to select arbitrators and arbitrate under the default rules of the arbitrator for commercial disputes.</text:span></text:p>
      <text:p text:style-name="P4"><text:span text:style-name="T1">5.</text:span><text:tab/><text:span text:style-name="T3">Language</text:span><text:span text:style-name="T1">. Both sides agree to arbitrate in the language specific for arbitration on the Rider. If the Rider does not say, the parties agree to arbitrate in English.</text:span></text:p>
      <text:p text:style-name="P4"><text:span text:style-name="T1">6.</text:span><text:tab/><text:span text:style-name="T3">Enforcement</text:span><text:span text:style-name="T1">. Both sides agree that judgments on awards rendered by arbitrator under this agreement may be entered in any court with jurisdiction.</text:span></text:p>
      <text:p text:style-name="P4"><text:span text:style-name="T1">7.</text:span><text:tab/><text:span text:style-name="T3">Definitions</text:span><text:span text:style-name="T1">. The following terms mean the same in this add-on as in the base terms: </text:span><text:span text:style-name="T2">Lawsuits</text:span><text:span text:style-name="T1">, </text:span><text:span text:style-name="T2">Rider</text:span></text:p>
      <text:p text:style-name="P1">[Document end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5-02-02T04:09:00</meta:creation-date>
    <dc:date>2015-02-02T04:09:00</dc:date>
    <meta:editing-duration>P0D</meta:editing-duration>
    <meta:generator>LibreOffice/5.2.7.2$Linux_X86_64 LibreOffice_project/20m0$Build-2</meta:generator>
    <meta:document-statistic meta:table-count="0" meta:image-count="0" meta:object-count="0" meta:page-count="1" meta:paragraph-count="10" meta:word-count="238" meta:character-count="1476" meta:non-whitespace-character-count="124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